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a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ultur</text:span></text:p>
      <text:p text:style-name="Standard"/>
      <text:p text:style-name="Standard">„Heute startet der Film „Die Lügen der Sieger“ in den Kinos. Wer spielt die Hauptrolle?“</text:p>
      <text:p text:style-name="Standard"/>
      <text:p text:style-name="Standard">Florian David Fitz</text:p>
      <text:p text:style-name="Standard">Uwe Ochsenknecht</text:p>
      <text:p text:style-name="Standard">Wotan Wilke Möhring</text:p>
      <text:p text:style-name="Standard">Till Schweiger</text:p>
      <text:p text:style-name="Standard"/>
      <text:p text:style-name="Standard">„Stefan Raab hat heute angekündigt, seine TV-Karriere zu beenden. Wie hieß seine abendliche Fernseh-Show?“</text:p>
      <text:p text:style-name="Standard"/>
      <text:p text:style-name="Standard">TV Total</text:p>
      <text:p text:style-name="Standard">TV Brutal</text:p>
      <text:p text:style-name="Standard">TV Banal</text:p>
      <text:p text:style-name="Standard">TV Egal</text:p>
      <text:p text:style-name="Standard"/>
      <text:p text:style-name="Standard">„Matthias Schulz wird neuer Intendant der Berliner Staatsopfer – als wessen Nachfolger?“</text:p>
      <text:p text:style-name="Standard"/>
      <text:p text:style-name="Standard">Jürgen Flimm</text:p>
      <text:p text:style-name="Standard">Egidius Braun</text:p>
      <text:p text:style-name="Standard">Simone Young</text:p>
      <text:p text:style-name="Standard">Rainer Werner Fassbin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itel_20_Zeichen" style:display-name="Titel Zeichen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ben Börgers</meta:initial-creator>
    <dc:creator>Torben Börgers</dc:creator>
    <meta:editing-cycles>9</meta:editing-cycles>
    <meta:creation-date>2015-06-17T18:27:00</meta:creation-date>
    <dc:date>2015-06-18T08:30:00</dc:date>
    <meta:editing-duration>P0D</meta:editing-duration>
    <meta:generator>LibreOffice/3.6$Windows_x86 LibreOffice_project/e183d5b-f8ccaf6-3804794-95b4be8-895629</meta:generator>
    <meta:document-statistic meta:table-count="0" meta:image-count="0" meta:object-count="0" meta:page-count="1" meta:paragraph-count="16" meta:word-count="69" meta:character-count="448" meta:non-whitespace-character-count="3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